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b1f6f" draw:fill-color="#eeeeee" draw:textarea-horizontal-align="justify" draw:textarea-vertical-align="middle" draw:auto-grow-height="false" fo:min-height="1.85cm" fo:min-width="24.4cm"/>
    </style:style>
    <style:style style:name="gr2" style:family="graphic" style:parent-style-name="standard">
      <style:graphic-properties svg:stroke-color="#4b1f6f" draw:fill-color="#eeeeee" draw:textarea-horizontal-align="justify" draw:textarea-vertical-align="middle" draw:auto-grow-height="false" fo:min-height="1.25cm" fo:min-width="2cm"/>
    </style:style>
    <style:style style:name="gr3" style:family="graphic" style:parent-style-name="standard">
      <style:graphic-properties svg:stroke-color="#4b1f6f" draw:fill-color="#eeeeee" draw:textarea-horizontal-align="justify" draw:textarea-vertical-align="middle" draw:auto-grow-height="false" fo:min-height="1.25cm" fo:min-width="1.9cm"/>
    </style:style>
    <style:style style:name="gr4" style:family="graphic" style:parent-style-name="standard">
      <style:graphic-properties svg:stroke-color="#4b1f6f" draw:fill-color="#eeeeee" draw:textarea-horizontal-align="justify" draw:textarea-vertical-align="middle" draw:auto-grow-height="false" fo:min-height="1.25cm" fo:min-width="2.6cm"/>
    </style:style>
    <style:style style:name="gr5" style:family="graphic" style:parent-style-name="standard">
      <style:graphic-properties svg:stroke-color="#4b1f6f" draw:fill-color="#eeeeee" draw:textarea-horizontal-align="justify" draw:textarea-vertical-align="middle" draw:auto-grow-height="false" fo:min-height="1.55cm" fo:min-width="13.1cm"/>
    </style:style>
    <style:style style:name="gr6" style:family="graphic" style:parent-style-name="standard">
      <style:graphic-properties svg:stroke-color="#4b1f6f" draw:fill-color="#eeeeee" draw:textarea-horizontal-align="justify" draw:textarea-vertical-align="middle" draw:auto-grow-height="false" fo:min-height="1.25cm" fo:min-width="3.7cm"/>
    </style:style>
    <style:style style:name="gr7" style:family="graphic" style:parent-style-name="standard">
      <style:graphic-properties svg:stroke-color="#4b1f6f" draw:fill-color="#eeeeee" draw:textarea-horizontal-align="justify" draw:textarea-vertical-align="middle" draw:auto-grow-height="false" fo:min-height="1.25cm" fo:min-width="4.5cm"/>
    </style:style>
    <style:style style:name="gr8" style:family="graphic" style:parent-style-name="standard">
      <style:graphic-properties svg:stroke-color="#4b1f6f" draw:fill-color="#eeeeee" draw:textarea-horizontal-align="justify" draw:textarea-vertical-align="middle" draw:auto-grow-height="false" fo:min-height="0.5cm" fo:min-width="0.7cm"/>
    </style:style>
    <style:style style:name="gr9" style:family="graphic" style:parent-style-name="standard">
      <style:graphic-properties svg:stroke-color="#4b1f6f" draw:fill-color="#eeeeee" draw:textarea-horizontal-align="justify" draw:textarea-vertical-align="middle" draw:auto-grow-height="false" fo:min-height="0.882cm" fo:min-width="0.774cm"/>
    </style:style>
    <style:style style:name="gr10" style:family="graphic" style:parent-style-name="standard">
      <style:graphic-properties svg:stroke-color="#4b1f6f" draw:fill-color="#eeeeee" draw:textarea-horizontal-align="justify" draw:textarea-vertical-align="middle" draw:auto-grow-height="false" fo:min-height="0.887cm" fo:min-width="0.05cm"/>
    </style:style>
    <style:style style:name="gr11" style:family="graphic" style:parent-style-name="standard">
      <style:graphic-properties svg:stroke-color="#4b1f6f" draw:fill-color="#eeeeee" draw:textarea-horizontal-align="justify" draw:textarea-vertical-align="middle" draw:auto-grow-height="false" fo:min-height="1.2cm" fo:min-width="0.986cm"/>
    </style:style>
    <style:style style:name="gr12" style:family="graphic" style:parent-style-name="standard">
      <style:graphic-properties svg:stroke-color="#4b1f6f" draw:fill-color="#eeeeee" draw:textarea-horizontal-align="justify" draw:textarea-vertical-align="middle" draw:auto-grow-height="false" fo:min-height="0.95cm" fo:min-width="0.986cm"/>
    </style:style>
    <style:style style:name="gr13" style:family="graphic" style:parent-style-name="standard">
      <style:graphic-properties svg:stroke-color="#4b1f6f" draw:fill-color="#eeeeee" draw:textarea-horizontal-align="justify" draw:textarea-vertical-align="middle" draw:auto-grow-height="false" fo:min-height="0.55cm" fo:min-width="0.986cm"/>
    </style:style>
    <style:style style:name="gr14" style:family="graphic" style:parent-style-name="standard">
      <style:graphic-properties svg:stroke-color="#4b1f6f" draw:fill-color="#eeeeee" draw:textarea-horizontal-align="justify" draw:textarea-vertical-align="middle" draw:auto-grow-height="false" fo:min-height="1.238cm" fo:min-width="0.15cm"/>
    </style:style>
    <style:style style:name="gr15" style:family="graphic" style:parent-style-name="standard">
      <style:graphic-properties svg:stroke-color="#4b1f6f" draw:fill-color="#eeeeee" draw:textarea-horizontal-align="justify" draw:textarea-vertical-align="middle" draw:auto-grow-height="false" fo:min-height="0.4cm" fo:min-width="0.986cm"/>
    </style:style>
    <style:style style:name="gr16" style:family="graphic" style:parent-style-name="standard">
      <style:graphic-properties svg:stroke-color="#4b1f6f" draw:fill-color="#eeeeee" draw:textarea-horizontal-align="justify" draw:textarea-vertical-align="middle" draw:auto-grow-height="false" fo:min-height="1.55cm" fo:min-width="4.5cm"/>
    </style:style>
    <style:style style:name="gr17" style:family="graphic" style:parent-style-name="standard">
      <style:graphic-properties svg:stroke-color="#4b1f6f" draw:fill-color="#ff99ff" draw:textarea-horizontal-align="justify" draw:textarea-vertical-align="middle" draw:auto-grow-height="false" fo:min-height="1.85cm" fo:min-width="24.4cm"/>
    </style:style>
    <style:style style:name="gr18" style:family="graphic" style:parent-style-name="standard">
      <style:graphic-properties svg:stroke-color="#4b1f6f" draw:fill-color="#ff99ff" draw:textarea-horizontal-align="justify" draw:textarea-vertical-align="middle" draw:auto-grow-height="false" fo:min-height="1.25cm" fo:min-width="2cm"/>
    </style:style>
    <style:style style:name="gr19" style:family="graphic" style:parent-style-name="standard">
      <style:graphic-properties svg:stroke-color="#4b1f6f" draw:fill-color="#ff99ff" draw:textarea-horizontal-align="justify" draw:textarea-vertical-align="middle" draw:auto-grow-height="false" fo:min-height="1.25cm" fo:min-width="1.9cm"/>
    </style:style>
    <style:style style:name="gr20" style:family="graphic" style:parent-style-name="standard">
      <style:graphic-properties svg:stroke-color="#4b1f6f" draw:fill-color="#ff99ff" draw:textarea-horizontal-align="justify" draw:textarea-vertical-align="middle" draw:auto-grow-height="false" fo:min-height="1.25cm" fo:min-width="2.6cm"/>
    </style:style>
    <style:style style:name="gr21" style:family="graphic" style:parent-style-name="standard">
      <style:graphic-properties svg:stroke-color="#4b1f6f" draw:fill-color="#6600ff" draw:textarea-horizontal-align="justify" draw:textarea-vertical-align="middle" draw:auto-grow-height="false" fo:min-height="1.55cm" fo:min-width="13.1cm"/>
    </style:style>
    <style:style style:name="gr22" style:family="graphic" style:parent-style-name="standard">
      <style:graphic-properties svg:stroke-color="#4b1f6f" draw:fill-color="#ffff00" draw:textarea-horizontal-align="justify" draw:textarea-vertical-align="middle" draw:auto-grow-height="false" fo:min-height="1.15cm" fo:min-width="3.7cm"/>
    </style:style>
    <style:style style:name="gr23" style:family="graphic" style:parent-style-name="standard">
      <style:graphic-properties svg:stroke-color="#4b1f6f" draw:fill-color="#ff99ff" draw:textarea-horizontal-align="justify" draw:textarea-vertical-align="middle" draw:auto-grow-height="false" fo:min-height="1.25cm" fo:min-width="4.5cm"/>
    </style:style>
    <style:style style:name="gr24" style:family="graphic" style:parent-style-name="standard">
      <style:graphic-properties svg:stroke-color="#4b1f6f" draw:fill-color="#cc66ff" draw:textarea-horizontal-align="justify" draw:textarea-vertical-align="middle" draw:auto-grow-height="false" fo:min-height="1.2cm" fo:min-width="0.986cm"/>
    </style:style>
    <style:style style:name="gr25" style:family="graphic" style:parent-style-name="standard">
      <style:graphic-properties svg:stroke-color="#4b1f6f" draw:fill-color="#ff99ff" draw:textarea-horizontal-align="justify" draw:textarea-vertical-align="middle" draw:auto-grow-height="false" fo:min-height="0.55cm" fo:min-width="0.986cm"/>
    </style:style>
    <style:style style:name="gr26" style:family="graphic" style:parent-style-name="standard">
      <style:graphic-properties svg:stroke-color="#4b1f6f" draw:fill-color="#ff99ff" draw:textarea-horizontal-align="justify" draw:textarea-vertical-align="middle" draw:auto-grow-height="false" fo:min-height="1.238cm" fo:min-width="0.15cm"/>
    </style:style>
    <style:style style:name="gr27" style:family="graphic" style:parent-style-name="standard">
      <style:graphic-properties svg:stroke-color="#4b1f6f" draw:fill-color="#ff99ff" draw:textarea-horizontal-align="justify" draw:textarea-vertical-align="middle" draw:auto-grow-height="false" fo:min-height="0.4cm" fo:min-width="0.986cm"/>
    </style:style>
    <style:style style:name="gr28" style:family="graphic" style:parent-style-name="standard">
      <style:graphic-properties svg:stroke-color="#4b1f6f" draw:fill-color="#ff0066" draw:textarea-horizontal-align="justify" draw:textarea-vertical-align="middle" draw:auto-grow-height="false" fo:min-height="1.238cm" fo:min-width="0.15cm"/>
    </style:style>
    <style:style style:name="gr29" style:family="graphic" style:parent-style-name="standard">
      <style:graphic-properties svg:stroke-color="#4b1f6f" draw:fill-color="#ffff00" draw:textarea-horizontal-align="justify" draw:textarea-vertical-align="middle" draw:auto-grow-height="false" fo:min-height="1.25cm" fo:min-width="3.7cm"/>
    </style:style>
    <style:style style:name="gr30" style:family="graphic" style:parent-style-name="standard">
      <style:graphic-properties svg:stroke-color="#4b1f6f" draw:fill-color="#ffffff" draw:textarea-horizontal-align="justify" draw:textarea-vertical-align="middle" draw:auto-grow-height="false" fo:min-height="1.25cm" fo:min-width="3.7cm"/>
    </style:style>
    <style:style style:name="gr31" style:family="graphic" style:parent-style-name="standard">
      <style:graphic-properties svg:stroke-color="#4b1f6f" draw:fill-color="#ccff00" draw:textarea-horizontal-align="justify" draw:textarea-vertical-align="middle" draw:auto-grow-height="false" fo:min-height="1.55cm" fo:min-width="4.5cm"/>
    </style:style>
    <style:style style:name="gr32" style:family="graphic" style:parent-style-name="standard">
      <style:graphic-properties svg:stroke-color="#4b1f6f" draw:fill-color="#00cccc" draw:textarea-horizontal-align="justify" draw:textarea-vertical-align="middle" draw:auto-grow-height="false" fo:min-height="1.55cm" fo:min-width="4.5cm"/>
    </style:style>
    <style:style style:name="gr33" style:family="graphic" style:parent-style-name="standard">
      <style:graphic-properties svg:stroke-color="#4b1f6f" draw:fill-color="#ff0066" draw:textarea-horizontal-align="justify" draw:textarea-vertical-align="middle" draw:auto-grow-height="false" fo:min-height="0.4cm" fo:min-width="0.986cm"/>
    </style:style>
    <style:style style:name="gr34" style:family="graphic" style:parent-style-name="standard">
      <style:graphic-properties svg:stroke-color="#4b1f6f" draw:fill-color="#ffffff" draw:textarea-horizontal-align="justify" draw:textarea-vertical-align="middle" draw:auto-grow-height="false" fo:min-height="1.2cm" fo:min-width="0.986cm"/>
    </style:style>
    <style:style style:name="gr35" style:family="graphic" style:parent-style-name="standard">
      <style:graphic-properties draw:fill-color="#6600ff" draw:textarea-horizontal-align="justify" draw:textarea-vertical-align="middle" draw:auto-grow-height="false" fo:min-height="0.75cm" fo:min-width="4.5cm"/>
    </style:style>
    <style:style style:name="gr36" style:family="graphic" style:parent-style-name="standard">
      <style:graphic-properties draw:fill-color="#ff99ff" draw:textarea-horizontal-align="justify" draw:textarea-vertical-align="middle" draw:auto-grow-height="false" fo:min-height="0.75cm" fo:min-width="4.5cm"/>
    </style:style>
    <style:style style:name="gr37" style:family="graphic" style:parent-style-name="standard">
      <style:graphic-properties draw:fill-color="#ffff00" draw:textarea-horizontal-align="justify" draw:textarea-vertical-align="middle" draw:auto-grow-height="false" fo:min-height="0.75cm" fo:min-width="4.5cm"/>
    </style:style>
    <style:style style:name="gr38" style:family="graphic" style:parent-style-name="standard">
      <style:graphic-properties draw:fill-color="#ccff00" draw:textarea-horizontal-align="justify" draw:textarea-vertical-align="middle" draw:auto-grow-height="false" fo:min-height="0.75cm" fo:min-width="4.5cm"/>
    </style:style>
    <style:style style:name="gr39" style:family="graphic" style:parent-style-name="standard">
      <style:graphic-properties draw:fill-color="#00cccc" draw:textarea-horizontal-align="justify" draw:textarea-vertical-align="middle" draw:auto-grow-height="false" fo:min-height="0.75cm" fo:min-width="4.5cm"/>
    </style:style>
    <style:style style:name="gr40" style:family="graphic" style:parent-style-name="standard">
      <style:graphic-properties draw:fill-color="#ff0066" draw:textarea-horizontal-align="justify" draw:textarea-vertical-align="middle" draw:auto-grow-height="false" fo:min-height="0.75cm" fo:min-width="4.5cm"/>
    </style:style>
    <style:style style:name="gr41" style:family="graphic" style:parent-style-name="standard">
      <style:graphic-properties draw:fill-color="#cc00cc" draw:textarea-horizontal-align="justify" draw:textarea-vertical-align="middle" draw:auto-grow-height="false" fo:min-height="0.75cm" fo:min-width="4.5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99ff"/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-color="#ff99ff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99ff"/>
      <style:paragraph-properties fo:text-align="center"/>
      <style:text-properties fo:font-size="18pt"/>
    </style:style>
    <style:style style:name="P14" style:family="paragraph">
      <loext:graphic-properties draw:fill-color="#6600ff"/>
      <style:paragraph-properties fo:text-align="center"/>
      <style:text-properties fo:font-size="18pt"/>
    </style:style>
    <style:style style:name="P15" style:family="paragraph">
      <loext:graphic-properties draw:fill-color="#ffff00"/>
      <style:paragraph-properties fo:text-align="center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1pt"/>
    </style:style>
    <style:style style:name="P18" style:family="paragraph">
      <loext:graphic-properties draw:fill-color="#cc66ff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f99ff"/>
      <style:paragraph-properties fo:text-align="center"/>
    </style:style>
    <style:style style:name="P20" style:family="paragraph">
      <loext:graphic-properties draw:fill-color="#ff0066"/>
      <style:paragraph-properties fo:text-align="center"/>
    </style:style>
    <style:style style:name="P2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ccff00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-color="#00cccc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6600ff"/>
      <style:paragraph-properties fo:text-align="center"/>
    </style:style>
    <style:style style:name="P25" style:family="paragraph">
      <loext:graphic-properties draw:fill-color="#ffff00"/>
      <style:paragraph-properties fo:text-align="center"/>
    </style:style>
    <style:style style:name="P26" style:family="paragraph">
      <loext:graphic-properties draw:fill-color="#ccff00"/>
      <style:paragraph-properties fo:text-align="center"/>
    </style:style>
    <style:style style:name="P27" style:family="paragraph">
      <loext:graphic-properties draw:fill-color="#00cccc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cc00cc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24.9cm" svg:height="2.1cm" svg:x="1.5cm" svg:y="17.1cm"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5cm" svg:x="1.5cm" svg:y="12.9cm">
          <text:p text:style-name="P3"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1.5cm" svg:x="4.2cm" svg:y="12.9cm">
          <text:p text:style-name="P3"><text:span text:style-name="T2">GetExtTem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1.5cm" svg:x="6.8cm" svg:y="12.9cm">
          <text:p text:style-name="P3"><text:span text:style-name="T2">Schedul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1.5cm" svg:x="9.4cm" svg:y="12.9cm">
          <text:p text:style-name="P3"><text:span text:style-name="T2">Sendemai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cm" svg:height="1.5cm" svg:x="12cm" svg:y="12.9cm">
          <text:p text:style-name="P3"><text:span text:style-name="T2">SetHistory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6cm" svg:height="1.8cm" svg:x="1.5cm" svg:y="8.6cm">
          <text:p text:style-name="P3">HUB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2cm" svg:height="1.5cm" svg:x="1.5cm" svg:y="4.5cm">
          <text:p text:style-name="P1"><text:span text:style-name="T1">Node 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cm" svg:height="1.5cm" svg:x="16.1cm" svg:y="12.9cm">
          <text:p text:style-name="P3">Webapp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4cm" svg:height="1.5cm" svg:x="1.1cm" svg:y="1.3cm">
          <text:p text:style-name="P3"><text:span text:style-name="T3">Actuato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1.8cm" svg:height="1.6cm" svg:x="3.6cm" svg:y="1.2cm">
          <text:p text:style-name="P3"><text:span text:style-name="T3">Sens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099cm" svg:height="1.299cm" draw:transform="rotate (-3.14159265358979) translate (2.9cm 4.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1.099cm" svg:height="1.299cm" draw:transform="rotate (0.0174532925199433) translate (3.989cm 3.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4" draw:layer="layout" svg:width="1.854cm" svg:height="2.9cm" draw:transform="rotate (1.5707963267949) translate (2.1cm 8.2cm)">
          <text:p text:style-name="P3"><text:span text:style-name="T2">Zigbe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4" draw:layer="layout" svg:width="1.854cm" svg:height="2.399cm" draw:transform="rotate (1.5707963267949) translate (1.601cm 12.6cm)">
          <text:p text:style-name="P3"><text:span text:style-name="T2">Seria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5" draw:layer="layout" svg:width="1.854cm" svg:height="1.599cm" draw:transform="rotate (1.5707963267949) translate (2.001cm 16.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5" draw:layer="layout" svg:width="1.3cm" svg:height="1.7cm" svg:x="4.8cm" svg:y="1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1.3cm" svg:height="1.7cm" svg:x="7.3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1.3cm" svg:height="1.7cm" draw:transform="rotate (-3.14159265358979) translate (11.201cm 16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1.3cm" svg:height="1.7cm" svg:x="12.9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5" draw:layer="layout" svg:width="1.854cm" svg:height="1.299cm" draw:transform="rotate (1.5707963267949) translate (18cm 16.5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5cm" svg:height="1.5cm" svg:x="21.4cm" svg:y="12.9cm">
          <text:p text:style-name="P3">CRUD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3cm" svg:height="1.7cm" svg:x="23.302cm" svg:y="10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2cm" svg:height="1.5cm" svg:x="6.2cm" svg:y="4.5cm">
          <text:p text:style-name="P1"><text:span text:style-name="T1">Node 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4cm" svg:height="1.5cm" svg:x="5.8cm" svg:y="1.3cm">
          <text:p text:style-name="P3"><text:span text:style-name="T3">Actuato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1.8cm" svg:height="1.6cm" svg:x="8.3cm" svg:y="1.2cm">
          <text:p text:style-name="P3"><text:span text:style-name="T3">Sens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099cm" svg:height="1.299cm" draw:transform="rotate (-3.14159265358979) translate (7.6cm 4.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1.099cm" svg:height="1.299cm" draw:transform="rotate (0.0174532925199433) translate (8.689cm 3.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2cm" svg:height="1.5cm" svg:x="10.9cm" svg:y="4.5cm">
          <text:p text:style-name="P1"><text:span text:style-name="T1">Node n...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4cm" svg:height="1.5cm" svg:x="10.5cm" svg:y="1.3cm">
          <text:p text:style-name="P3"><text:span text:style-name="T3">Actuato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1.8cm" svg:height="1.6cm" svg:x="13cm" svg:y="1.2cm">
          <text:p text:style-name="P3"><text:span text:style-name="T3">Sens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099cm" svg:height="1.299cm" draw:transform="rotate (-3.14159265358979) translate (12.3cm 4.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1.099cm" svg:height="1.299cm" draw:transform="rotate (0.0174532925199433) translate (13.389cm 3.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8" draw:layer="layout" svg:width="5cm" svg:height="1.8cm" svg:x="16.1cm" svg:y="8.6cm">
          <text:p text:style-name="P7"><text:span text:style-name="T4">User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cm" svg:height="1.8cm" svg:x="21.4cm" svg:y="8.6cm">
          <text:p text:style-name="P7"><text:span text:style-name="T4">Administra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854cm" svg:height="1.299cm" draw:transform="rotate (1.5707963267949) translate (18.001cm 12.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5" draw:layer="layout" svg:width="1.3cm" svg:height="1.7cm" svg:x="23.303cm" svg:y="14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4" draw:layer="layout" svg:width="1.854cm" svg:height="2.9cm" draw:transform="rotate (1.5707963267949) translate (6.801cm 8.2cm)">
          <text:p text:style-name="P3"><text:span text:style-name="T2">Zigbe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1.854cm" svg:height="2.9cm" draw:transform="rotate (1.5707963267949) translate (11.502cm 8.2cm)">
          <text:p text:style-name="P3"><text:span text:style-name="T2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Predefinito">
        <draw:custom-shape draw:style-name="gr17" draw:text-style-name="P9" draw:layer="layout" svg:width="24.9cm" svg:height="2.1cm" svg:x="1.5cm" svg:y="17.1cm"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5cm" svg:height="1.5cm" svg:x="1.5cm" svg:y="12.9cm">
          <text:p text:style-name="P10"><text:span text:style-name="T2">Pyth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4cm" svg:height="1.5cm" svg:x="4.2cm" svg:y="12.9cm">
          <text:p text:style-name="P10"><text:span text:style-name="T2">Pyth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4cm" svg:height="1.5cm" svg:x="6.8cm" svg:y="12.9cm">
          <text:p text:style-name="P10"><text:span text:style-name="T2">Pyth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4cm" svg:height="1.5cm" svg:x="9.4cm" svg:y="12.9cm">
          <text:p text:style-name="P10"><text:span text:style-name="T2">Pyth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.1cm" svg:height="1.5cm" svg:x="12cm" svg:y="12.9cm">
          <text:p text:style-name="P12"><text:span text:style-name="T2">Pyth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3.6cm" svg:height="1.8cm" svg:x="1.5cm" svg:y="8.6cm">
          <text:p text:style-name="P12">Arduino/Wiring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2cm" svg:height="1.4cm" svg:x="1.5cm" svg:y="4.5cm">
          <text:p text:style-name="P1"><text:span text:style-name="T1">Arduino/Wir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5cm" svg:height="1.5cm" svg:x="16.1cm" svg:y="12.9cm">
          <text:p text:style-name="P16"><text:span text:style-name="T2">Apache2</text:span></text:p>
          <text:p text:style-name="P16"><text:span text:style-name="T2">PHP</text:span></text:p>
          <text:p text:style-name="P16"><text:span text:style-name="T2">Jquery Mobil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4cm" svg:height="1.5cm" svg:x="1.1cm" svg:y="1.3cm">
          <text:p text:style-name="P17"><text:span text:style-name="T3">Actuato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1.8cm" svg:height="1.6cm" svg:x="3.6cm" svg:y="1.2cm">
          <text:p text:style-name="P17"><text:span text:style-name="T3">Sens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099cm" svg:height="1.299cm" draw:transform="rotate (-3.14159265358979) translate (2.9cm 4.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1.099cm" svg:height="1.299cm" draw:transform="rotate (0.0174532925199433) translate (3.989cm 3.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8" draw:layer="layout" svg:width="1.854cm" svg:height="2.9cm" draw:transform="rotate (1.5707963267949) translate (2.1cm 8.2cm)">
          <text:p text:style-name="P10"><text:span text:style-name="T2">Zigbe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4" draw:layer="layout" svg:width="1.854cm" svg:height="2.399cm" draw:transform="rotate (1.5707963267949) translate (1.601cm 12.6cm)">
          <text:p text:style-name="P10"><text:span text:style-name="T2">Seria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9" draw:layer="layout" svg:width="1.854cm" svg:height="1.599cm" draw:transform="rotate (1.5707963267949) translate (2.001cm 16.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9" draw:layer="layout" svg:width="1.3cm" svg:height="1.7cm" svg:x="4.8cm" svg:y="1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9" draw:layer="layout" svg:width="1.3cm" svg:height="1.7cm" svg:x="7.3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9" draw:layer="layout" svg:width="1.3cm" svg:height="1.7cm" draw:transform="rotate (-3.14159265358979) translate (11.201cm 16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9" draw:layer="layout" svg:width="1.3cm" svg:height="1.7cm" svg:x="12.9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9" draw:layer="layout" svg:width="1.854cm" svg:height="1.299cm" draw:transform="rotate (1.5707963267949) translate (18cm 16.5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3" draw:layer="layout" svg:width="5cm" svg:height="1.5cm" svg:x="21.4cm" svg:y="12.9cm">
          <text:p text:style-name="P12">Apache2/PHP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.3cm" svg:height="1.7cm" svg:x="23.302cm" svg:y="10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5" draw:layer="layout" svg:width="4.2cm" svg:height="1.5cm" svg:x="6.2cm" svg:y="4.5cm">
          <text:p text:style-name="P1"><text:span text:style-name="T1">Arduino/Wir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4cm" svg:height="1.5cm" svg:x="5.8cm" svg:y="1.3cm">
          <text:p text:style-name="P17"><text:span text:style-name="T3">Actuato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1.8cm" svg:height="1.6cm" svg:x="8.3cm" svg:y="1.2cm">
          <text:p text:style-name="P17"><text:span text:style-name="T3">Sens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099cm" svg:height="1.299cm" draw:transform="rotate (-3.14159265358979) translate (7.6cm 4.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1.099cm" svg:height="1.299cm" draw:transform="rotate (0.0174532925199433) translate (8.689cm 3.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1" draw:layer="layout" svg:width="4.2cm" svg:height="1.5cm" svg:x="10.9cm" svg:y="4.5cm">
          <text:p text:style-name="P16"><text:span text:style-name="T2">Arduino/Wiring</text:span></text:p>
          <text:p text:style-name="P16"><text:span text:style-name="T2">Other language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4cm" svg:height="1.5cm" svg:x="10.5cm" svg:y="1.3cm">
          <text:p text:style-name="P17"><text:span text:style-name="T3">Actuato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1.8cm" svg:height="1.6cm" svg:x="13cm" svg:y="1.2cm">
          <text:p text:style-name="P17"><text:span text:style-name="T3">Sens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099cm" svg:height="1.299cm" draw:transform="rotate (-3.14159265358979) translate (12.3cm 4.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1.099cm" svg:height="1.299cm" draw:transform="rotate (0.0174532925199433) translate (13.389cm 3.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2" draw:layer="layout" svg:width="5cm" svg:height="1.8cm" svg:x="16.1cm" svg:y="8.6cm">
          <text:p text:style-name="P7"><text:span text:style-name="T4">Mobile Browser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5cm" svg:height="1.8cm" svg:x="21.4cm" svg:y="8.6cm">
          <text:p text:style-name="P7"><text:span text:style-name="T4">PC Browser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854cm" svg:height="1.299cm" draw:transform="rotate (1.5707963267949) translate (18.001cm 12.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9" draw:layer="layout" svg:width="1.3cm" svg:height="1.7cm" svg:x="23.303cm" svg:y="14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8" draw:layer="layout" svg:width="1.854cm" svg:height="2.9cm" draw:transform="rotate (1.5707963267949) translate (6.801cm 8.2cm)">
          <text:p text:style-name="P10"><text:span text:style-name="T2">Zigbe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21" draw:layer="layout" svg:width="1.854cm" svg:height="2.9cm" draw:transform="rotate (1.5707963267949) translate (11.502cm 8.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24" draw:layer="layout" svg:width="5cm" svg:height="1cm" svg:x="23.4cm" svg:y="1.3cm">
          <text:p text:style-name="P3">Arduino DUE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5cm" svg:height="1cm" svg:x="23.4cm" svg:y="3.7cm">
          <text:p text:style-name="P3">Linux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5cm" svg:height="1cm" svg:x="23.4cm" svg:y="2.5cm">
          <text:p text:style-name="P3">Arduino Fio V3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5cm" svg:height="1cm" svg:x="18.2cm" svg:y="2.5cm">
          <text:p text:style-name="P3">Chrome/Safari</text:p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5cm" svg:height="1cm" svg:x="18.2cm" svg:y="3.7cm">
          <text:p text:style-name="P16"><text:span text:style-name="T2">Crome/Safari/IE/Firefox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5cm" svg:height="1cm" svg:x="18.2cm" svg:y="1.3cm">
          <text:p text:style-name="P3">Internet/Intranet</text:p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5cm" svg:height="1cm" svg:x="18.2cm" svg:y="4.9cm">
          <text:p text:style-name="P3">Xbe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1T19:22:28.579755063</meta:creation-date>
    <dc:date>2016-01-02T11:42:47.398873157</dc:date>
    <meta:editing-duration>PT1H51S</meta:editing-duration>
    <meta:editing-cycles>11</meta:editing-cycles>
    <meta:generator>LibreOffice/5.0.2.2$Linux_x86 LibreOffice_project/00m0$Build-2</meta:generator>
    <meta:document-statistic meta:object-count="85"/>
  </office:meta>
</office:document-meta>
</file>